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70c" officeooo:paragraph-rsid="0007a70c"/>
    </style:style>
    <style:style style:name="P2" style:family="paragraph" style:parent-style-name="Standard">
      <style:text-properties officeooo:rsid="0009903b" officeooo:paragraph-rsid="0009903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dd16" officeooo:paragraph-rsid="000ddd1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b55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backup Database MariaDB di FreeBSD</text:p>
      <text:p text:style-name="P1"/>
      <text:p text:style-name="P1"/>
      <text:p text:style-name="P1">Lakukan ssh ke server Freebsd</text:p>
      <text:p text:style-name="P1">ssh <text:a xlink:type="simple" xlink:href="mailto:root@alamat_ip" text:style-name="Internet_20_link" text:visited-style-name="Visited_20_Internet_20_Link">root@alamat_ip</text:a></text:p>
      <text:p text:style-name="P1"/>
      <text:p text:style-name="P1">masukan passwordnya</text:p>
      <text:p text:style-name="P1"/>
      <text:p text:style-name="P2">buat file backup di /<text:span text:style-name="T1">usr/</text:span><text:span text:style-name="T2">local/</text:span><text:span text:style-name="T1">bin</text:span></text:p>
      <text:p text:style-name="P2"><text:span text:style-name="T1">nano /usr/</text:span><text:span text:style-name="T2">local/</text:span><text:span text:style-name="T1">bin/backup</text:span></text:p>
      <text:p text:style-name="P2"><text:span text:style-name="T1"/></text:p>
      <text:p text:style-name="P2"><text:span text:style-name="T1">#!/bin/sh</text:span></text:p>
      <text:p text:style-name="P2"><text:span text:style-name="T1">mysqldump -uclient -prosmayanti siksalim20april2020 | gzip &gt; /home/furybsd/backupsik/siksalim20april2020_`date '+%m-%d-%Y-%H.%M.%S'`.sql.gz</text:span></text:p>
      <text:p text:style-name="P2"><text:span text:style-name="T1"/></text:p>
      <text:p text:style-name="P2"><text:span text:style-name="T1">chmod a+x /usr/</text:span><text:span text:style-name="T2">local/</text:span><text:span text:style-name="T1">bin/backup</text:span></text:p>
      <text:p text:style-name="P2"><text:span text:style-name="T1"/></text:p>
      <text:p text:style-name="P2"><text:span text:style-name="T1">buka /etc/crontab</text:span></text:p>
      <text:p text:style-name="P2"><text:span text:style-name="T1"/></text:p>
      <text:p text:style-name="P2"><text:span text:style-name="T1">0 0-23 <text:s text:c="9"/>* <text:s text:c="6"/>* <text:s text:c="6"/>* <text:s text:c="6"/>root <text:s/>/usr/</text:span><text:span text:style-name="T2">local/</text:span><text:span text:style-name="T1">bin/backup</text:span></text:p>
      <text:p text:style-name="P2"><text:span text:style-name="T1">service cron resta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299in" fo:page-height="9.84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00:33.665477959</meta:creation-date>
    <meta:generator>LibreOffice/6.1.5.2$Linux_X86_64 LibreOffice_project/10$Build-2</meta:generator>
    <dc:date>2020-06-07T14:42:16.985238589</dc:date>
    <meta:editing-duration>PT4H30M5S</meta:editing-duration>
    <meta:editing-cycles>8</meta:editing-cycles>
    <meta:document-statistic meta:table-count="0" meta:image-count="0" meta:object-count="0" meta:page-count="1" meta:paragraph-count="12" meta:word-count="46" meta:character-count="447" meta:non-whitespace-character-count="385"/>
  </office:meta>
</office:document-meta>
</file>